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 the Deer</text:p>
      <text:p text:style-name="P1"/>
      <text:p text:style-name="P3">As the deer panteth for the water</text:p>
      <text:p text:style-name="P3">so my soul longeth after Thee</text:p>
      <text:p text:style-name="P3">You alone are my heart's desire</text:p>
      <text:p text:style-name="P3">and I long to worship Thee.</text:p>
      <text:p text:style-name="P3"/>
      <text:p text:style-name="P3">You alone are my strength my shield;</text:p>
      <text:p text:style-name="P3">to You alone does my spirit yield.</text:p>
      <text:p text:style-name="P3">You alone are my heart's desire</text:p>
      <text:p text:style-name="P3">and I long to worship Thee.</text:p>
      <text:p text:style-name="P3"><text:span text:style-name="T1"/></text:p>
      <text:p text:style-name="P3"/>
      <text:p text:style-name="P3">Composer: Martin Nystrom</text:p>
      <text:p text:style-name="P3">Lyricist: Psalm 42: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20:42:26</meta:creation-date>
    <meta:editing-duration>PT3M10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1" meta:word-count="60" meta:character-count="303"/>
    <dc:date>2018-12-15T20:45:36</dc:date>
    <dc:creator>Hank Warren</dc:creator>
    <meta:template xlink:type="simple" xlink:actuate="onRequest" xlink:title="TubaHymn" xlink:href="../../../../../../Library/Application%20Support/OpenOffice/4/user/template/TubaHymn.ott" meta:date="2018-12-15T20:42:26"/>
  </office:meta>
</office:document-meta>
</file>